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29424" officeooo:paragraph-rsid="0012942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29424" officeooo:paragraph-rsid="0012942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7a85" officeooo:paragraph-rsid="00147a8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47a85" officeooo:paragraph-rsid="00147a85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1d46ac" officeooo:paragraph-rsid="001d46ac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df71f" officeooo:paragraph-rsid="001df71f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fa62c" officeooo:paragraph-rsid="001fa62c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218ac9" officeooo:paragraph-rsid="00218ac9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normal" officeooo:rsid="00147a85" officeooo:paragraph-rsid="00147a85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officeooo:rsid="001d46ac" officeooo:paragraph-rsid="001d46ac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normal" officeooo:rsid="001d46ac" officeooo:paragraph-rsid="001df71f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normal" officeooo:rsid="001df71f" officeooo:paragraph-rsid="001df71f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normal" officeooo:rsid="001e29b5" officeooo:paragraph-rsid="001e29b5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officeooo:rsid="001efbaa" officeooo:paragraph-rsid="001efbaa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aeb84" officeooo:paragraph-rsid="001aeb84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aeb84" officeooo:paragraph-rsid="001ca3b4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ca3b4" officeooo:paragraph-rsid="001ca3b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d46ac" officeooo:paragraph-rsid="001d46ac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efbaa" officeooo:paragraph-rsid="001efbaa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218ac9" officeooo:paragraph-rsid="00218ac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aeb84" officeooo:paragraph-rsid="001aeb84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29424" officeooo:paragraph-rsid="0012942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fo:font-weight="bold" officeooo:rsid="001aeb84" officeooo:paragraph-rsid="001aeb84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fo:font-weight="bold" officeooo:rsid="001efbaa" officeooo:paragraph-rsid="001efbaa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style="normal" fo:font-weight="bold" officeooo:rsid="00218ac9" officeooo:paragraph-rsid="00218ac9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style="italic" fo:font-weight="normal" officeooo:rsid="001d46ac" officeooo:paragraph-rsid="001d46ac" style:font-size-asian="16pt" style:font-style-asian="italic" style:font-weight-asian="normal" style:font-size-complex="16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style="italic" fo:font-weight="normal" officeooo:rsid="001df71f" officeooo:paragraph-rsid="001df71f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bold" officeooo:rsid="00129424" officeooo:paragraph-rsid="00129424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5pt" fo:font-weight="bold" officeooo:rsid="00147a85" officeooo:paragraph-rsid="00147a85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ac9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bcf24"/>
    </style:style>
    <style:style style:name="T8" style:family="text">
      <style:text-properties officeooo:rsid="001ca3b4"/>
    </style:style>
    <style:style style:name="T9" style:family="text">
      <style:text-properties officeooo:rsid="001df71f"/>
    </style:style>
    <style:style style:name="T10" style:family="text">
      <style:text-properties officeooo:rsid="002323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P290 – Plagiarism Checker</text:p>
      <text:p text:style-name="P1">Sharique Shamim – 2018CS10388</text:p>
      <text:p text:style-name="P1"/>
      <text:p text:style-name="P28">Directory Structure:</text:p>
      <text:p text:style-name="P2">Contains</text:p>
      <text:p text:style-name="P2">- <text:span text:style-name="T1">src</text:span>: <text:s/>Contains all C source files fileParser.c, tokenize_test.c, ngram_test.c <text:tab/>cosine_test.c and PlagiarismChecker.c</text:p>
      <text:p text:style-name="P2">- <text:span text:style-name="T1">include</text:span>: Contains all the header files <text:s/>token.h, fileParser.h, tokenize_test.h, <text:tab/>ngram_test.h, cosine_test.h and stopwords.txt</text:p>
      <text:p text:style-name="P2">- <text:span text:style-name="T1">obj</text:span>: It will contain all the object files after compiling the program</text:p>
      <text:p text:style-name="P2"><text:tab/>fileParser.o, tokenize_test.o, ngram_test.o, cosine_test.o</text:p>
      <text:p text:style-name="P2">- <text:span text:style-name="T1">output</text:span> : After running the program it will contain a txt file with plagiarism scores <text:tab/>for each file in the corpus, a txt file with time taken for the 3 implemenation <text:tab/>methods and 2 plots for each of them:</text:p>
      <text:p text:style-name="P2"><text:tab/>PlagiarismScores.txt and PlagiarsmScores.png</text:p>
      <text:p text:style-name="P2"><text:tab/>TimeTaken.txt and TimeTaken.png</text:p>
      <text:p text:style-name="P2">- <text:span text:style-name="T1">bin</text:span></text:p>
      <text:p text:style-name="P2">- <text:span text:style-name="T1">corpus_files: </text:span>Contains all the 25 corpus files</text:p>
      <text:p text:style-name="P2">- <text:span text:style-name="T1">test_file.txt</text:span>: The file which is to be tested agains the corpus for plagiarism.</text:p>
      <text:p text:style-name="P2">- <text:span text:style-name="T1">plagChecker</text:span>: The final executable</text:p>
      <text:p text:style-name="P2">- <text:span text:style-name="T1">Makefile</text:span></text:p>
      <text:p text:style-name="P2"><text:span text:style-name="T1">- README</text:span></text:p>
      <text:p text:style-name="P2"/>
      <text:p text:style-name="P29">How to run the program:</text:p>
      <text:p text:style-name="P3">To run the program do:</text:p>
      <text:p text:style-name="P4">make</text:p>
      <text:p text:style-name="P4">make run</text:p>
      <text:p text:style-name="P9"><text:tab/>OR</text:p>
      <text:p text:style-name="P4">make</text:p>
      <text:p text:style-name="P4">./plagChecker &lt;LOCATION_OF_TESTFILE&gt; &lt;LOCATION_OF_CORPUS&gt;</text:p>
      <text:p text:style-name="P4"/>
      <text:p text:style-name="P23">Implementation Techniques:</text:p>
      <text:p text:style-name="P21">I have used 3 methods to detect plagiarism</text:p>
      <text:p text:style-name="P21">1. Tokenize Test</text:p>
      <text:p text:style-name="P21">2. N-gram Test</text:p>
      <text:p text:style-name="P21">3. Cosine Test</text:p>
      <text:p text:style-name="P21"/>
      <text:p text:style-name="P23">Functioning of the Plagiarism Checker:</text:p>
      <text:p text:style-name="P23"/>
      <text:p text:style-name="P15"><text:span text:style-name="T1">Step1</text:span>: <text:span text:style-name="T1">First read the stopwords.txt</text:span> file in include and store it in stopwords_tokens. <text:tab/>This is the list of <text:span text:style-name="T1">very common words</text:span> which will be <text:span text:style-name="T1">ignored</text:span> for detecting the <text:tab/>plagiarism.</text:p>
      <text:p text:style-name="P15"/>
      <text:p text:style-name="P15"/>
      <text:p text:style-name="P15"><text:soft-page-break/><text:span text:style-name="T1">Step2</text:span>: Now <text:span text:style-name="T1">Read the test_file.txt and parse it</text:span> using fileParser and store it in <text:tab/>test_tokens. It contains all the words present in test_file.txt <text:span text:style-name="T1">except for the very <text:tab/>common words. </text:span>Using the struct token make a test_token_count_array which <text:tab/>contains all the <text:span text:style-name="T1">unique words in test_file and their count</text:span></text:p>
      <text:p text:style-name="P15"/>
      <text:p text:style-name="P16"><text:span text:style-name="T1">Step3</text:span>: Given the <text:span text:style-name="T1">CORPUS</text:span> folder open the directory, pick a corpus file, read it and <text:tab/>parse it using the fileParser and store it in corpus_tokens. It contains all the <text:tab/>words present in <text:span text:style-name="T8">corpus_file</text:span> <text:span text:style-name="T1">except for the very <text:tab/>common words.</text:span><text:span text:style-name="T7">Using the <text:tab/>struct <text:tab/>token make a corpus_token_count_array which will contain all the <text:tab/>unique words in corpus_file and their count.</text:span></text:p>
      <text:p text:style-name="P17"/>
      <text:p text:style-name="P17"><text:span text:style-name="T1">Step4</text:span>: Do <text:span text:style-name="T1">tokenize_test, ngram_test, cosine_test</text:span></text:p>
      <text:p text:style-name="P17"><text:span text:style-name="T1">Step5</text:span>: Using the results of 3 test get the final score</text:p>
      <text:p text:style-name="P17"><text:span text:style-name="T1">Step6</text:span>: Do this for all the files in the corpus.</text:p>
      <text:p text:style-name="P17"/>
      <text:p text:style-name="P18"><text:span text:style-name="T3">Tokenize Test</text:span>:</text:p>
      <text:p text:style-name="P18">First initialize 2 values total = 0 and shared = 0.</text:p>
      <text:p text:style-name="P5">Algorithm:</text:p>
      <text:p text:style-name="P10">For every word in the test_token_count_array, search it in the corpus_token_count_array.</text:p>
      <text:p text:style-name="P10">If <text:span text:style-name="T1">found</text:span> then <text:span text:style-name="T1">shared +=</text:span> Pick the Minimum count of that word from test and corpus * Square of the length of the word.</text:p>
      <text:p text:style-name="P10"><text:span text:style-name="T1">Total +=</text:span> Count of that word in testfile * Square of the length of the word.</text:p>
      <text:p text:style-name="P10"><text:s/>Score = 10.0*shared/total</text:p>
      <text:p text:style-name="P10">This score is out of 10.</text:p>
      <text:p text:style-name="P7">Complexity : O(n^2)</text:p>
      <text:p text:style-name="P10"/>
      <text:p text:style-name="P26"><text:span text:style-name="T6">N-gram Test</text:span><text:span text:style-name="T5">:</text:span></text:p>
      <text:p text:style-name="P10"><text:span text:style-name="T5">In this test we match a sequence of n words. Initialize two values </text:span></text:p>
      <text:p text:style-name="P10"><text:span text:style-name="T5">shared = 0 and total = 0</text:span></text:p>
      <text:p text:style-name="P5">Algorithm:</text:p>
      <text:p text:style-name="P10">For every n-word continuous sequence in the testfile, search this n-word sequence in the corpus file.</text:p>
      <text:p text:style-name="P10">If <text:span text:style-name="T1">found </text:span>then <text:span text:style-name="T1">shared</text:span> += 1</text:p>
      <text:p text:style-name="P10"><text:span text:style-name="T1">total </text:span><text:span text:style-name="T9">= </text:span>the size of total number of such sequence in the test file</text:p>
      <text:p text:style-name="P10"><text:span text:style-name="T9">n-</text:span>score = 1.0*shared/tota<text:span text:style-name="T9">l</text:span></text:p>
      <text:p text:style-name="P10">Since the documents are very large, i have applied n-gram test for 3,5 and 7 words sequence.</text:p>
      <text:p text:style-name="P12">Score = 10.0 * pow(summation weights*n-score/sum(weights), 0.4)</text:p>
      <text:p text:style-name="P11">This score is out of 10.</text:p>
      <text:p text:style-name="P7">Complexity: O(k*n^2), where k is the length of word sequence chosen</text:p>
      <text:p text:style-name="P10"><text:span text:style-name="T6"/></text:p>
      <text:p text:style-name="P10"><text:span text:style-name="T6"/></text:p>
      <text:p text:style-name="P10"><text:span text:style-name="T6"/></text:p>
      <text:p text:style-name="P27"><text:soft-page-break/><text:span text:style-name="T6">Cosine Test:</text:span></text:p>
      <text:p text:style-name="P12"><text:span text:style-name="T5">We already have stored the words and their count for the testfile and the corpus file in <text:s/>test_token_count_array and corpus_token_count_array.</text:span></text:p>
      <text:p text:style-name="P6">Algorithm:</text:p>
      <text:p text:style-name="P12">Make two vectors t_vector and c_vector one for the testfile and one for corpusfile.</text:p>
      <text:p text:style-name="P12">For every word either in the corpus or testfile</text:p>
      <text:p text:style-name="P12"><text:tab/>t_vector:</text:p>
      <text:p text:style-name="P12"><text:tab/><text:tab/>if that word is present in testfile store it’s count else 0</text:p>
      <text:p text:style-name="P12"><text:tab/>c_vector:</text:p>
      <text:p text:style-name="P12"><text:tab/><text:tab/>if that word is present in corpusfile store it’s count else 0</text:p>
      <text:p text:style-name="P12"/>
      <text:p text:style-name="P12">Now we have two vectors with count for each word which is 0 if it is not present else it is the count</text:p>
      <text:p text:style-name="P6">Eg:</text:p>
      <text:p text:style-name="P12">Testfile:</text:p>
      <text:p text:style-name="P12"><text:tab/>This is COP290 Plagiarism Checker Assignment</text:p>
      <text:p text:style-name="P12">Corpusfile:</text:p>
      <text:p text:style-name="P12"><text:tab/>I have already done COP290 DES Assignment.</text:p>
      <text:p text:style-name="P12"/>
      <text:p text:style-name="P12">Then<text:span text:style-name="T1"> t-vecto</text:span><text:span text:style-name="T2">r</text:span> is</text:p>
      <text:p text:style-name="P12"><text:tab/>This – 1</text:p>
      <text:p text:style-name="P12"><text:tab/>is – 1<text:tab/></text:p>
      <text:p text:style-name="P12"><text:tab/>COP290 – 1<text:tab/></text:p>
      <text:p text:style-name="P12"><text:tab/>Plagiarism – 1<text:tab/><text:tab/></text:p>
      <text:p text:style-name="P12"><text:tab/>Checker – 1</text:p>
      <text:p text:style-name="P12"><text:tab/>Assignment 1</text:p>
      <text:p text:style-name="P12"><text:tab/>I – 0</text:p>
      <text:p text:style-name="P12"><text:tab/>have – 0</text:p>
      <text:p text:style-name="P12"><text:tab/>already – 0</text:p>
      <text:p text:style-name="P12"><text:tab/>done – 0</text:p>
      <text:p text:style-name="P12"><text:tab/>DES - 0</text:p>
      <text:p text:style-name="P12"/>
      <text:p text:style-name="P12">and <text:span text:style-name="T1">c-vector</text:span> is </text:p>
      <text:p text:style-name="P12"><text:tab/>This – 0</text:p>
      <text:p text:style-name="P12"><text:tab/>is – 0</text:p>
      <text:p text:style-name="P12"><text:tab/>COP290 – 1</text:p>
      <text:p text:style-name="P12"><text:tab/>Plagiarism – 0</text:p>
      <text:p text:style-name="P12"><text:tab/>Checker – 0</text:p>
      <text:p text:style-name="P12"><text:tab/>Assignment – 1</text:p>
      <text:p text:style-name="P12"><text:tab/>I – 1</text:p>
      <text:p text:style-name="P12"><text:tab/>have – 1</text:p>
      <text:p text:style-name="P12"><text:tab/>already – 1</text:p>
      <text:p text:style-name="P12"><text:tab/>done – 1</text:p>
      <text:p text:style-name="P12"><text:tab/>DES - 1</text:p>
      <text:p text:style-name="P12"><text:tab/></text:p>
      <text:p text:style-name="P13"><text:soft-page-break/>Now calculate the cosine-score like this</text:p>
      <text:p text:style-name="P13">cosine-score = </text:p>
      <text:p text:style-name="P13">10.0 * dot_product(t_vector, c_vector)/{(sqrt(dot_product(t_vector,t_vector))*(sqrt(dot_product(c_vector,c_vector))}</text:p>
      <text:p text:style-name="P14">This score is out of 10.</text:p>
      <text:p text:style-name="P8">Complexity : O(n^2)</text:p>
      <text:p text:style-name="P14"/>
      <text:p text:style-name="P24">Similarity Percentage Calculation:</text:p>
      <text:p text:style-name="P19">similarity_percentage = (3*tokenize_score + 4*n-gram_score + 3*cosine_score)</text:p>
      <text:p text:style-name="P19"/>
      <text:p text:style-name="P25">Analysis:</text:p>
      <text:p text:style-name="P20">I have plotted two graphs.</text:p>
      <text:p text:style-name="P20"><text:span text:style-name="T1">Graph1 </text:span>– Histogram <text:span text:style-name="T10">of </text:span><text:span text:style-name="T4">Similarity Percentage</text:span> for all the corpus files against the test file.</text:p>
      <text:p text:style-name="P20"><text:span text:style-name="T1">Graph2</text:span> – <text:span text:style-name="T10">Histogram of </text:span><text:span text:style-name="T4">Time taken</text:span> to detect pagiarism over the entire 25 corpus file by 3 implementation techniques</text:p>
      <text:p text:style-name="P10"/>
      <text:p text:style-name="P18"/>
      <text:p text:style-name="P18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6:21:06.948068069</meta:creation-date>
    <meta:generator>LibreOffice/6.4.5.2$Linux_X86_64 LibreOffice_project/40$Build-2</meta:generator>
    <dc:date>2020-08-24T18:09:02.062556076</dc:date>
    <meta:editing-duration>PT54M5S</meta:editing-duration>
    <meta:editing-cycles>11</meta:editing-cycles>
    <meta:document-statistic meta:table-count="0" meta:image-count="0" meta:object-count="0" meta:page-count="4" meta:paragraph-count="108" meta:word-count="745" meta:character-count="4658" meta:non-whitespace-character-count="3936"/>
  </office:meta>
</office:document-meta>
</file>